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Implements" draw:marker-end="Linienende_20_1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5cm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0cm" svg:height="4.5cm" svg:x="0.1cm" svg:y="18.1cm">
          <text:p/>
        </draw:rect>
        <draw:rect draw:style-name="gr1" draw:text-style-name="P1" draw:layer="layout" svg:width="30cm" svg:height="4.5cm" svg:x="0.1cm" svg:y="0.1cm">
          <text:p/>
        </draw:rect>
        <draw:rect draw:style-name="gr1" draw:text-style-name="P1" draw:layer="layout" svg:width="30cm" svg:height="9.5cm" svg:x="0.1cm" svg:y="6.6cm">
          <text:p/>
        </draw:rect>
        <draw:rect draw:style-name="gr2" draw:text-style-name="P1" draw:layer="layout" svg:width="5cm" svg:height="2.5cm" svg:x="4.1cm" svg:y="7.6cm">
          <text:p text:style-name="P1">Essential OCL</text:p>
        </draw:rect>
        <draw:rect draw:style-name="gr2" draw:text-style-name="P1" draw:layer="layout" svg:width="5cm" svg:height="2.5cm" svg:x="4.1cm" svg:y="12.6cm">
          <text:p text:style-name="P1">Pivot Model</text:p>
        </draw:rect>
        <draw:line draw:style-name="gr3" draw:text-style-name="P1" draw:layer="layout" svg:x1="6.6cm" svg:y1="10.1cm" svg:x2="6.6cm" svg:y2="12.6cm">
          <text:p/>
        </draw:line>
        <draw:frame draw:style-name="gr4" draw:text-style-name="P2" draw:layer="layout" svg:width="3.385cm" svg:height="0.806cm" svg:x="6.615cm" svg:y="10.9cm">
          <draw:text-box>
            <text:p><text:span text:style-name="T1">&lt;&lt;extends&gt;&gt;</text:span></text:p>
          </draw:text-box>
        </draw:frame>
        <draw:rect draw:style-name="gr2" draw:text-style-name="P1" draw:layer="layout" svg:width="5cm" svg:height="2.5cm" svg:x="14.1cm" svg:y="10.1cm">
          <text:p text:style-name="P1">Model Bus</text:p>
        </draw:rect>
        <draw:rect draw:style-name="gr2" draw:text-style-name="P1" draw:layer="layout" svg:width="5cm" svg:height="2.5cm" svg:x="24.1cm" svg:y="7.6cm">
          <text:p text:style-name="P1">OCL Standard</text:p>
          <text:p text:style-name="P1">Library</text:p>
        </draw:rect>
        <draw:rect draw:style-name="gr2" draw:text-style-name="P1" draw:layer="layout" svg:width="5cm" svg:height="2.5cm" svg:x="24.1cm" svg:y="12.6cm">
          <text:p text:style-name="P1">Model Instance</text:p>
          <text:p text:style-name="P1">Type Model</text:p>
        </draw:rect>
        <draw:line draw:style-name="gr3" draw:text-style-name="P1" draw:layer="layout" svg:x1="26.6cm" svg:y1="10.1cm" svg:x2="26.6cm" svg:y2="12.6cm">
          <text:p/>
        </draw:line>
        <draw:frame draw:style-name="gr4" draw:text-style-name="P2" draw:layer="layout" svg:width="2.703cm" svg:height="0.806cm" svg:x="26.615cm" svg:y="10.9cm">
          <draw:text-box>
            <text:p><text:span text:style-name="T1">&lt;&lt;uses&gt;&gt;</text:span></text:p>
          </draw:text-box>
        </draw:frame>
        <draw:line draw:style-name="gr3" draw:text-style-name="P1" draw:layer="layout" svg:x1="14.1cm" svg:y1="12.1cm" svg:x2="9.1cm" svg:y2="14.1cm">
          <text:p/>
        </draw:line>
        <draw:frame draw:style-name="gr4" draw:text-style-name="P2" draw:layer="layout" svg:width="3.055cm" svg:height="0.806cm" svg:x="11.015cm" svg:y="13.1cm">
          <draw:text-box>
            <text:p><text:span text:style-name="T1">&lt;&lt;knows&gt;&gt;</text:span></text:p>
          </draw:text-box>
        </draw:frame>
        <draw:line draw:style-name="gr3" draw:text-style-name="P1" draw:layer="layout" svg:x1="19.1cm" svg:y1="12.1cm" svg:x2="24.1cm" svg:y2="14.1cm">
          <text:p/>
        </draw:line>
        <draw:frame draw:style-name="gr4" draw:text-style-name="P2" draw:layer="layout" svg:width="3.055cm" svg:height="0.806cm" svg:x="19.115cm" svg:y="13.1cm">
          <draw:text-box>
            <text:p><text:span text:style-name="T1">&lt;&lt;knows&gt;&gt;</text:span></text:p>
          </draw:text-box>
        </draw:frame>
        <draw:rect draw:style-name="gr2" draw:text-style-name="P1" draw:layer="layout" svg:width="5cm" svg:height="2.5cm" svg:x="4.1cm" svg:y="19.1cm">
          <text:p text:style-name="P1">Pivot Model</text:p>
        </draw:rect>
        <draw:line draw:style-name="gr3" draw:text-style-name="P1" draw:layer="layout" svg:x1="6.6cm" svg:y1="15.1cm" svg:x2="6.6cm" svg:y2="19.1cm">
          <text:p/>
        </draw:line>
        <draw:frame draw:style-name="gr4" draw:text-style-name="P2" draw:layer="layout" svg:width="3.673cm" svg:height="0.806cm" svg:x="6.615cm" svg:y="16.7cm">
          <draw:text-box>
            <text:p><text:span text:style-name="T1">&lt;&lt;abstracts&gt;&gt;</text:span></text:p>
          </draw:text-box>
        </draw:frame>
        <draw:rect draw:style-name="gr2" draw:text-style-name="P1" draw:layer="layout" svg:width="5cm" svg:height="2.5cm" svg:x="24.1cm" svg:y="19.1cm">
          <text:p text:style-name="P1">Run-Time </text:p>
          <text:p text:style-name="P1">Objects/Values</text:p>
        </draw:rect>
        <draw:line draw:style-name="gr3" draw:text-style-name="P1" draw:layer="layout" svg:x1="26.6cm" svg:y1="15.1cm" svg:x2="26.6cm" svg:y2="19.1cm">
          <text:p/>
        </draw:line>
        <draw:frame draw:style-name="gr4" draw:text-style-name="P2" draw:layer="layout" svg:width="3.673cm" svg:height="0.806cm" svg:x="26.615cm" svg:y="16.7cm">
          <draw:text-box>
            <text:p><text:span text:style-name="T1">&lt;&lt;abstracts&gt;&gt;</text:span></text:p>
          </draw:text-box>
        </draw:frame>
        <draw:rect draw:style-name="gr2" draw:text-style-name="P1" draw:layer="layout" svg:width="5cm" svg:height="2.5cm" svg:x="4.1cm" svg:y="1.1cm">
          <text:p text:style-name="P1">OCL2 Parser</text:p>
        </draw:rect>
        <draw:line draw:style-name="gr3" draw:text-style-name="P1" draw:layer="layout" svg:x1="6.6cm" svg:y1="3.6cm" svg:x2="6.6cm" svg:y2="7.6cm">
          <text:p/>
        </draw:line>
        <draw:frame draw:style-name="gr4" draw:text-style-name="P2" draw:layer="layout" svg:width="2.703cm" svg:height="0.806cm" svg:x="7.3cm" svg:y="3.9cm">
          <draw:text-box>
            <text:p><text:span text:style-name="T1">&lt;&lt;uses&gt;&gt;</text:span></text:p>
          </draw:text-box>
        </draw:frame>
        <draw:rect draw:style-name="gr2" draw:text-style-name="P1" draw:layer="layout" svg:width="5cm" svg:height="2.5cm" svg:x="24.1cm" svg:y="1.1cm">
          <text:p text:style-name="P1">OCL2 </text:p>
          <text:p text:style-name="P1">Interpreter</text:p>
        </draw:rect>
        <draw:line draw:style-name="gr3" draw:text-style-name="P1" draw:layer="layout" svg:x1="26.6cm" svg:y1="3.6cm" svg:x2="26.6cm" svg:y2="7.6cm">
          <text:p/>
        </draw:line>
        <draw:frame draw:style-name="gr4" draw:text-style-name="P2" draw:layer="layout" svg:width="2.703cm" svg:height="0.806cm" svg:x="26.6cm" svg:y="5.1cm">
          <draw:text-box>
            <text:p><text:span text:style-name="T1">&lt;&lt;uses&gt;&gt;</text:span></text:p>
          </draw:text-box>
        </draw:frame>
        <draw:rect draw:style-name="gr2" draw:text-style-name="P1" draw:layer="layout" svg:width="5cm" svg:height="2.5cm" svg:x="14.1cm" svg:y="1.1cm">
          <text:p text:style-name="P1">OCL22Java</text:p>
        </draw:rect>
        <draw:line draw:style-name="gr3" draw:text-style-name="P1" draw:layer="layout" svg:x1="16.6cm" svg:y1="3.6cm" svg:x2="16.6cm" svg:y2="10.1cm">
          <text:p/>
        </draw:line>
        <draw:frame draw:style-name="gr4" draw:text-style-name="P2" draw:layer="layout" svg:width="2.703cm" svg:height="0.806cm" svg:x="14.3cm" svg:y="5.2cm">
          <draw:text-box>
            <text:p><text:span text:style-name="T1">&lt;&lt;uses&gt;&gt;</text:span></text:p>
          </draw:text-box>
        </draw:frame>
        <draw:line draw:style-name="gr3" draw:text-style-name="P1" draw:layer="layout" svg:x1="16.6cm" svg:y1="3.6cm" svg:x2="8.1cm" svg:y2="7.6cm">
          <text:p/>
        </draw:line>
        <draw:line draw:style-name="gr3" draw:text-style-name="P1" draw:layer="layout" svg:x1="6.6cm" svg:y1="3.6cm" svg:x2="14.1cm" svg:y2="10.6cm">
          <text:p/>
        </draw:line>
        <draw:frame draw:style-name="gr4" draw:text-style-name="P2" draw:layer="layout" svg:width="3.055cm" svg:height="0.806cm" svg:x="3.645cm" svg:y="5.1cm">
          <draw:text-box>
            <text:p><text:span text:style-name="T1">&lt;&lt;knows&gt;&gt;</text:span></text:p>
          </draw:text-box>
        </draw:frame>
        <draw:frame draw:style-name="gr4" draw:text-style-name="P2" draw:layer="layout" svg:width="3.055cm" svg:height="0.806cm" svg:x="9.7cm" svg:y="5.1cm">
          <draw:text-box>
            <text:p><text:span text:style-name="T1">&lt;&lt;knows&gt;&gt;</text:span></text:p>
          </draw:text-box>
        </draw:frame>
        <draw:line draw:style-name="gr3" draw:text-style-name="P1" draw:layer="layout" svg:x1="26.6cm" svg:y1="3.6cm" svg:x2="19.1cm" svg:y2="10.6cm">
          <text:p/>
        </draw:line>
        <draw:frame draw:style-name="gr4" draw:text-style-name="P2" draw:layer="layout" svg:width="2.703cm" svg:height="0.806cm" svg:x="19.897cm" svg:y="7.1cm">
          <draw:text-box>
            <text:p><text:span text:style-name="T1">&lt;&lt;uses&gt;&gt;</text:span></text:p>
          </draw:text-box>
        </draw:frame>
        <draw:line draw:style-name="gr3" draw:text-style-name="P1" draw:layer="layout" svg:x1="26.6cm" svg:y1="3.6cm" svg:x2="9.1cm" svg:y2="8.6cm">
          <text:p/>
        </draw:line>
        <draw:frame draw:style-name="gr5" draw:text-style-name="P2" draw:layer="layout" svg:width="3.055cm" svg:height="1cm" svg:x="19.1cm" svg:y="5.4cm">
          <draw:text-box>
            <text:p><text:span text:style-name="T1">&lt;&lt;knows&gt;&gt;</text:span></text:p>
          </draw:text-box>
        </draw:frame>
        <draw:frame draw:style-name="gr6" draw:layer="layout" svg:width="2.5cm" svg:height="1.85cm" svg:x="0.2cm" svg:y="0.3cm">
          <draw:text-box>
            <text:p>Tools</text:p>
          </draw:text-box>
        </draw:frame>
        <draw:frame draw:style-name="gr6" draw:layer="layout" svg:width="2.5cm" svg:height="1.85cm" svg:x="0.2cm" svg:y="6.75cm">
          <draw:text-box>
            <text:p>Core</text:p>
          </draw:text-box>
        </draw:frame>
        <draw:frame draw:style-name="gr6" draw:layer="layout" svg:width="3.3cm" svg:height="1.85cm" svg:x="0.2cm" svg:y="18.25cm">
          <draw:text-box>
            <text:p>Back-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Implements" draw:style="rect" draw:dots1="1" draw:dots1-length="0.25cm" draw:dots2="1" draw:dots2-length="0.25cm" draw:distance="0.2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4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4-13T16:47:23.23</meta:creation-date>
    <dc:date>2009-11-02T07:25:06.70</dc:date>
    <dc:creator>Claas Wilke</dc:creator>
    <meta:editing-duration>PT02H34M13S</meta:editing-duration>
    <meta:editing-cycles>43</meta:editing-cycles>
    <meta:generator>OpenOffice.org/3.1$Win32 OpenOffice.org_project/310m19$Build-9420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